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00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99cm" style:rel-column-width="25481*"/>
    </style:style>
    <style:style style:name="Tabla1.B" style:family="table-column">
      <style:table-column-properties style:column-width="2.533cm" style:rel-column-width="9221*"/>
    </style:style>
    <style:style style:name="Tabla1.E" style:family="table-column">
      <style:table-column-properties style:column-width="3.404cm" style:rel-column-width="12391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1df7f43" officeooo:paragraph-rsid="01df7f43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0ebc22" officeooo:paragraph-rsid="020ebc22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1d0ae2" officeooo:paragraph-rsid="021d0ae2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1f0d67" officeooo:paragraph-rsid="021f0d67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1fa377" officeooo:paragraph-rsid="021fa377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2280be" officeooo:paragraph-rsid="022280be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1c5ab93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30495" officeooo:paragraph-rsid="00f30495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bfb4aa" officeooo:paragraph-rsid="020a57cd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0d2ac7" officeooo:paragraph-rsid="020d2ac7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07feb" officeooo:paragraph-rsid="02107feb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410fd" officeooo:paragraph-rsid="021410fd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c2bc3" officeooo:paragraph-rsid="021c2bc3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2pt" officeooo:rsid="020a57cd" officeooo:paragraph-rsid="020a57cd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2pt" officeooo:rsid="020b2d10" officeooo:paragraph-rsid="020b2d10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2pt" officeooo:rsid="020ce6a6" officeooo:paragraph-rsid="020ce6a6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2pt" officeooo:rsid="020ebc22" officeooo:paragraph-rsid="020ebc22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2pt" officeooo:rsid="02120a5a" officeooo:paragraph-rsid="02120a5a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2pt" officeooo:rsid="021410fd" officeooo:paragraph-rsid="021410f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2pt" officeooo:rsid="021c2bc3" officeooo:paragraph-rsid="021c2bc3" style:font-size-asian="12pt" style:font-size-complex="12pt"/>
    </style:style>
    <style:style style:name="P38" style:family="paragraph" style:parent-style-name="Footer">
      <style:text-properties fo:font-size="2pt" style:font-size-asian="1.75pt" style:font-size-complex="2pt"/>
    </style:style>
    <style:style style:name="P3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40" style:family="paragraph" style:parent-style-name="Standard">
      <style:paragraph-properties fo:line-height="115%"/>
      <style:text-properties style:font-name="FreeSans" fo:font-size="15pt" fo:letter-spacing="0.035cm" officeooo:rsid="006b54f5" officeooo:paragraph-rsid="006b54f5" style:font-size-asian="13.1000003814697pt" style:font-size-complex="15pt"/>
    </style:style>
    <style:style style:name="P41" style:family="paragraph" style:parent-style-name="Standard">
      <style:paragraph-properties fo:line-height="115%"/>
      <style:text-properties style:font-name="FreeSans" fo:font-size="15pt" fo:letter-spacing="0.035cm" officeooo:rsid="007b5345" officeooo:paragraph-rsid="007b5345" style:font-size-asian="13.1000003814697pt" style:font-size-complex="15pt"/>
    </style:style>
    <style:style style:name="P42" style:family="paragraph" style:parent-style-name="Standard">
      <style:paragraph-properties fo:line-height="115%"/>
      <style:text-properties style:font-name="FreeSans" fo:font-size="15pt" fo:letter-spacing="0.035cm" officeooo:rsid="017211d8" officeooo:paragraph-rsid="017211d8" style:font-size-asian="13.1000003814697pt" style:font-size-complex="15pt"/>
    </style:style>
    <style:style style:name="P43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15%"/>
      <style:text-properties style:font-name="FreeSans" fo:font-size="14pt" fo:letter-spacing="0.035cm" officeooo:rsid="006d64d7" officeooo:paragraph-rsid="006d64d7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FreeSans" fo:font-size="14pt" fo:letter-spacing="0.035cm" officeooo:rsid="007a0b5a" officeooo:paragraph-rsid="007a0b5a" style:font-size-asian="14pt" style:font-size-complex="14pt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00de9" officeooo:paragraph-rsid="00300de9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9294" officeooo:paragraph-rsid="00300de9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702d3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6f82d7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134420a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6c9" officeooo:paragraph-rsid="003616c9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300de9" officeooo:paragraph-rsid="00300de9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7227d8" officeooo:paragraph-rsid="017227d8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272d8" officeooo:paragraph-rsid="013272d8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785247" officeooo:paragraph-rsid="01785247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9536c9" officeooo:paragraph-rsid="019a2bda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2085288" officeooo:paragraph-rsid="02085288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6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62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5pt" fo:letter-spacing="0.106cm" fo:font-style="italic" fo:font-weight="bold" officeooo:rsid="0066a7cb" officeooo:paragraph-rsid="0066a7cb" style:font-size-asian="25pt" style:font-style-asian="italic" style:font-weight-asian="bold" style:font-size-complex="25pt" style:font-style-complex="italic" style:font-weight-complex="bold"/>
    </style:style>
    <style:style style:name="P6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6a7cb"/>
    </style:style>
    <style:style style:name="P64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5" style:family="paragraph" style:parent-style-name="Standard">
      <style:paragraph-properties fo:line-height="115%" fo:break-before="page"/>
      <style:text-properties style:font-name="Lora" fo:font-size="25pt" fo:letter-spacing="0.035cm" officeooo:rsid="00300de9" officeooo:paragraph-rsid="00300de9" style:font-size-asian="25pt" style:font-size-complex="25pt"/>
    </style:style>
    <style:style style:name="P66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702d3" officeooo:paragraph-rsid="003702d3" style:font-size-asian="14pt" style:font-weight-asian="normal" style:font-size-complex="14pt" style:font-weight-complex="normal"/>
    </style:style>
    <style:style style:name="P67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ceeff" officeooo:paragraph-rsid="003702d3" style:font-size-asian="14pt" style:font-weight-asian="normal" style:font-size-complex="14pt" style:font-weight-complex="normal"/>
    </style:style>
    <style:style style:name="P68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6d64d7" officeooo:paragraph-rsid="006f82d7" style:font-size-asian="14pt" style:font-weight-asian="normal" style:font-size-complex="14pt" style:font-weight-complex="normal"/>
    </style:style>
    <style:style style:name="P69" style:family="paragraph" style:parent-style-name="Default">
      <style:paragraph-properties fo:line-height="115%"/>
      <style:text-properties style:use-window-font-color="true" style:font-name="FreeSans" fo:font-size="14pt" fo:letter-spacing="0.035cm" fo:font-weight="bold" officeooo:rsid="003702d3" officeooo:paragraph-rsid="003702d3" style:font-size-asian="14pt" style:font-weight-asian="bold" style:font-size-complex="14pt" style:font-weight-complex="bold"/>
    </style:style>
    <style:style style:name="P70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 style:list-style-name="L1">
      <style:paragraph-properties fo:line-height="115%"/>
      <style:text-properties style:use-window-font-color="true" style:font-name="FreeSans" fo:font-size="14pt" fo:letter-spacing="0.035cm" fo:font-weight="normal" officeooo:rsid="021c7c49" officeooo:paragraph-rsid="021c7c49" style:font-size-asian="14pt" style:font-weight-asian="normal" style:font-size-complex="14pt" style:font-weight-complex="normal"/>
    </style:style>
    <style:style style:name="P72" style:family="paragraph" style:parent-style-name="Standard" style:list-style-name="L5">
      <style:paragraph-properties fo:line-height="150%" fo:break-before="auto" fo:break-after="auto"/>
      <style:text-properties style:use-window-font-color="true" style:font-name="FreeSans" fo:font-size="14pt" fo:letter-spacing="0.035cm" fo:font-weight="normal" officeooo:rsid="02085288" officeooo:paragraph-rsid="02085288" style:font-size-asian="14pt" style:font-weight-asian="normal" style:font-size-complex="14pt" style:font-weight-complex="normal"/>
    </style:style>
    <style:style style:name="P73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74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fb835" officeooo:paragraph-rsid="004fb835" style:font-size-asian="14pt" style:font-weight-asian="normal" style:font-size-complex="14pt" style:font-weight-complex="normal"/>
    </style:style>
    <style:style style:name="P75" style:family="paragraph" style:parent-style-name="Table_20_Contents" style:list-style-name="L4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f1bdd" officeooo:paragraph-rsid="005f1bdd" style:font-size-asian="14pt" style:font-weight-asian="normal" style:font-size-complex="14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2435c0" officeooo:paragraph-rsid="022435c0" style:font-size-asian="12pt" style:font-weight-asian="normal" style:font-size-complex="12pt" style:font-weight-complex="normal"/>
    </style:style>
    <style:style style:name="P77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78" style:family="paragraph" style:parent-style-name="Default" style:list-style-name="L2">
      <style:paragraph-properties fo:line-height="115%"/>
      <style:text-properties style:use-window-font-color="true" style:font-name="FreeSans" fo:font-size="14pt" fo:letter-spacing="0.035cm" fo:font-weight="normal" officeooo:rsid="006989ab" officeooo:paragraph-rsid="006989ab" style:font-size-asian="14pt" style:font-weight-asian="normal" style:font-size-complex="14pt" style:font-weight-complex="normal"/>
    </style:style>
    <style:style style:name="P79" style:family="paragraph">
      <loext:graphic-properties draw:fill-color="#2c3756"/>
    </style:style>
    <style:style style:name="P80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17211d8"/>
    </style:style>
    <style:style style:name="T4" style:family="text">
      <style:text-properties officeooo:rsid="00589224"/>
    </style:style>
    <style:style style:name="T5" style:family="text">
      <style:text-properties officeooo:rsid="002ece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officeooo:rsid="003702d3"/>
    </style:style>
    <style:style style:name="T9" style:family="text">
      <style:text-properties officeooo:rsid="004e2734"/>
    </style:style>
    <style:style style:name="T10" style:family="text">
      <style:text-properties style:use-window-font-color="true" style:font-name="FreeSans" fo:font-size="14pt" fo:letter-spacing="0.035cm" style:font-size-asian="14pt" style:font-size-complex="14pt"/>
    </style:style>
    <style:style style:name="T11" style:family="text">
      <style:text-properties style:use-window-font-color="true" style:font-name="FreeSans" fo:font-size="14pt" fo:letter-spacing="0.035cm" officeooo:rsid="0056b1af" style:font-size-asian="14pt" style:font-size-complex="14pt"/>
    </style:style>
    <style:style style:name="T12" style:family="text">
      <style:text-properties style:use-window-font-color="true" style:text-position="super 58%" officeooo:rsid="00f30495"/>
    </style:style>
    <style:style style:name="T13" style:family="text">
      <style:text-properties style:use-window-font-color="true" style:text-position="0% 100%"/>
    </style:style>
    <style:style style:name="T14" style:family="text">
      <style:text-properties style:use-window-font-color="true" style:text-position="0% 100%" officeooo:rsid="00f30495"/>
    </style:style>
    <style:style style:name="T15" style:family="text">
      <style:text-properties style:use-window-font-color="true" style:text-position="0% 100%" officeooo:rsid="00f31a41"/>
    </style:style>
    <style:style style:name="T16" style:family="text">
      <style:text-properties style:use-window-font-color="true" style:text-position="0% 100%" officeooo:rsid="00f4fbe0"/>
    </style:style>
    <style:style style:name="T17" style:family="text">
      <style:text-properties style:use-window-font-color="true" style:text-position="0% 100%" officeooo:rsid="00f5fb1a"/>
    </style:style>
    <style:style style:name="T18" style:family="text">
      <style:text-properties style:use-window-font-color="true" style:text-position="0% 100%" officeooo:rsid="00fe3a74"/>
    </style:style>
    <style:style style:name="T19" style:family="text">
      <style:text-properties style:use-window-font-color="true" style:text-position="0% 100%" officeooo:rsid="010020a8"/>
    </style:style>
    <style:style style:name="T20" style:family="text">
      <style:text-properties style:use-window-font-color="true" style:text-position="0% 100%" officeooo:rsid="01018069"/>
    </style:style>
    <style:style style:name="T21" style:family="text">
      <style:text-properties style:use-window-font-color="true" style:text-position="0% 100%" fo:font-size="16pt" officeooo:rsid="007fadf1" style:font-size-asian="16pt" style:font-size-complex="16pt"/>
    </style:style>
    <style:style style:name="T22" style:family="text">
      <style:text-properties style:use-window-font-color="true" style:text-position="0% 100%" officeooo:rsid="01065bc6"/>
    </style:style>
    <style:style style:name="T23" style:family="text">
      <style:text-properties style:use-window-font-color="true" style:text-position="0% 100%" officeooo:rsid="0107e43f"/>
    </style:style>
    <style:style style:name="T24" style:family="text">
      <style:text-properties style:use-window-font-color="true" style:text-position="0% 100%" officeooo:rsid="01098425"/>
    </style:style>
    <style:style style:name="T25" style:family="text">
      <style:text-properties style:use-window-font-color="true" style:text-position="0% 100%" officeooo:rsid="010a657f"/>
    </style:style>
    <style:style style:name="T26" style:family="text">
      <style:text-properties style:use-window-font-color="true" style:text-position="0% 100%" officeooo:rsid="0110eddf"/>
    </style:style>
    <style:style style:name="T27" style:family="text">
      <style:text-properties style:use-window-font-color="true" style:text-position="0% 100%" officeooo:rsid="007a0b5a"/>
    </style:style>
    <style:style style:name="T28" style:family="text">
      <style:text-properties officeooo:rsid="00532285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18pt" fo:font-style="normal" fo:text-shadow="none" style:font-size-asian="18pt" style:font-style-asian="normal" style:font-size-complex="18pt" style:font-style-complex="normal"/>
    </style:style>
    <style:style style:name="T31" style:family="text">
      <style:text-properties fo:font-size="18pt" fo:font-style="normal" fo:text-shadow="none" officeooo:rsid="02072c17" style:font-size-asian="18pt" style:font-style-asian="normal" style:font-size-complex="18pt" style:font-style-complex="normal"/>
    </style:style>
    <style:style style:name="T32" style:family="text">
      <style:text-properties fo:font-size="18pt" fo:text-shadow="none" style:font-size-asian="18pt" style:font-size-complex="18pt"/>
    </style:style>
    <style:style style:name="T33" style:family="text">
      <style:text-properties fo:font-size="18pt" fo:text-shadow="none" officeooo:rsid="0138f048" style:font-size-asian="18pt" style:font-size-complex="18pt"/>
    </style:style>
    <style:style style:name="T34" style:family="text">
      <style:text-properties officeooo:rsid="0068b0c7"/>
    </style:style>
    <style:style style:name="T35" style:family="text">
      <style:text-properties officeooo:rsid="006c620d"/>
    </style:style>
    <style:style style:name="T36" style:family="text">
      <style:text-properties officeooo:rsid="006f7973"/>
    </style:style>
    <style:style style:name="T37" style:family="text">
      <style:text-properties officeooo:rsid="00b9f5d7"/>
    </style:style>
    <style:style style:name="T38" style:family="text">
      <style:text-properties officeooo:rsid="00bb7015"/>
    </style:style>
    <style:style style:name="T39" style:family="text">
      <style:text-properties fo:color="#405e01" style:text-position="super 58%" officeooo:rsid="00f30495"/>
    </style:style>
    <style:style style:name="T40" style:family="text">
      <style:text-properties fo:color="#405e01" style:text-position="super 58%" officeooo:rsid="010a657f"/>
    </style:style>
    <style:style style:name="T41" style:family="text">
      <style:text-properties officeooo:rsid="0167f30b"/>
    </style:style>
    <style:style style:name="T42" style:family="text">
      <style:text-properties fo:color="#2c3756" fo:font-style="italic" style:font-style-asian="italic" style:font-style-complex="italic"/>
    </style:style>
    <style:style style:name="T43" style:family="text">
      <style:text-properties fo:color="#2c3756" fo:font-style="italic" officeooo:rsid="00532285" style:font-style-asian="italic" style:font-style-complex="italic"/>
    </style:style>
    <style:style style:name="T44" style:family="text">
      <style:text-properties officeooo:rsid="0173b39a"/>
    </style:style>
    <style:style style:name="T45" style:family="text">
      <style:text-properties officeooo:rsid="017b7924"/>
    </style:style>
    <style:style style:name="T46" style:family="text">
      <style:text-properties officeooo:rsid="02072c17"/>
    </style:style>
    <style:style style:name="T47" style:family="text">
      <style:text-properties officeooo:rsid="02133e66"/>
    </style:style>
    <style:style style:name="T48" style:family="text">
      <style:text-properties officeooo:rsid="0219ca73"/>
    </style:style>
    <style:style style:name="T49" style:family="text">
      <style:text-properties officeooo:rsid="021c7c49"/>
    </style:style>
    <style:style style:name="T50" style:family="text">
      <style:text-properties officeooo:rsid="022280be"/>
    </style:style>
    <style:style style:name="T51" style:family="text">
      <style:text-properties officeooo:rsid="022435c0"/>
    </style:style>
    <style:style style:name="T5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79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7" draw:name="Shape2" draw:style-name="gr4" draw:text-style-name="P79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1">Plan de iteración</text:p>
      <text:p text:style-name="P62"><text:span text:style-name="T32">Fase de </text:span><text:span text:style-name="T33">construcción</text:span><text:span text:style-name="T32">:</text:span><text:span text:style-name="T30"> ITERACIÓN N.º </text:span><text:span text:style-name="T31">8</text:span></text:p>
      <text:p text:style-name="P63"><draw:frame draw:style-name="fr2" draw:name="Image1" text:anchor-type="as-char" svg:width="14.6cm" svg:height="6.6cm" draw:z-index="9"><draw:image xlink:href="Pictures/1000020100000226000000FA04E233DC2B932CD2.png" xlink:type="simple" xlink:show="embed" xlink:actuate="onLoad" loext:mime-type="image/png"/></draw:frame></text:p>
      <text:p text:style-name="P60"><text:span text:style-name="T4">Proyecto </text:span><text:span text:style-name="T7">Colibrí</text:span></text:p>
      <text:p text:style-name="P39"/>
      <text:p text:style-name="P43">Asignatura</text:p>
      <text:p text:style-name="P39">Laboratorio de desarrollo de software</text:p>
      <text:p text:style-name="P39"/>
      <text:p text:style-name="P43">Autor<text:span text:style-name="T3">es</text:span></text:p>
      <text:p text:style-name="P42">Ariel Machini</text:p>
      <text:p text:style-name="P41">Cinthia Lima</text:p>
      <text:p text:style-name="P39"/>
      <text:p text:style-name="P43">Fecha de redacción</text:p>
      <text:p text:style-name="P39"><text:span text:style-name="T46">16/03</text:span>/<text:span text:style-name="T5">2020</text:span></text:p>
      <text:p text:style-name="P64"><draw:custom-shape text:anchor-type="paragraph" draw:z-index="1" draw:name="Shape1" draw:style-name="gr2" draw:text-style-name="P80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2" svg:width="6.501cm" svg:height="18.5cm" svg:x="0.499cm" svg:y="0.75cm"><draw:text-box><text:p text:style-name="P81"><text:span text:style-name="T52">El objetivo de este plan </text:span><text:span text:style-name="T52">es definir detalladamente </text:span><text:span text:style-name="T52">para cada una de las </text:span><text:span text:style-name="T52">iteraciones a realizarse </text:span><text:span text:style-name="T52">un conjunto de tareas, </text:span><text:span text:style-name="T52">actividades y recursos, </text:span><text:span text:style-name="T52">por tal motivo existirá </text:span><text:span text:style-name="T52">para cada iteración del </text:span><text:span text:style-name="T52">ciclo de vida del proyecto </text:span><text:span text:style-name="T52">un artefacto de este tipo. </text:span><text:span text:style-name="T52">Para cada iteración existe </text:span><text:span text:style-name="T52">una serie de objetivos los </text:span><text:span text:style-name="T52">cuales son usados como </text:span><text:span text:style-name="T52">referencia de evaluación </text:span><text:span text:style-name="T52">para determinar diferentes </text:span><text:span text:style-name="T52">aspectos, como grado de </text:span><text:span text:style-name="T52">terminación de una </text:span><text:span text:style-name="T52">determinada función, </text:span><text:span text:style-name="T52">rendimiento, niveles de </text:span><text:span text:style-name="T52">calidad, etc. </text:span></text:p></draw:text-box></draw:frame></text:p>
      <text:p text:style-name="P65"><text:span text:style-name="T42">Plan de </text:span><text:span text:style-name="T43">i</text:span><text:span text:style-name="T42">teración</text:span></text:p>
      <text:p text:style-name="P40"/>
      <text:p text:style-name="P49">Resumen</text:p>
      <text:p text:style-name="P68">El presente plan de iteración se divide en tres partes: en la primera parte del mismo se hace una introducción al documento, especificando su alcance y su propósito.</text:p>
      <text:p text:style-name="P68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68"/>
      <text:p text:style-name="P46">Alcance</text:p>
      <text:p text:style-name="P54">En esta <text:span text:style-name="T44">iteración</text:span> se <text:span text:style-name="T35">generarán</text:span> los <text:span text:style-name="T28">siguientes entregables</text:span>:</text:p>
      <text:list xml:id="list1846658097" text:style-name="L1">
        <text:list-item>
          <text:p text:style-name="P71">Estimación de riesgos (nueva versión).</text:p>
        </text:list-item>
        <text:list-item>
          <text:p text:style-name="P71">Plan de riesgos (nueva versión).</text:p>
        </text:list-item>
        <text:list-item>
          <text:p text:style-name="P71">Estimación del proyecto (nueva versión).</text:p>
        </text:list-item>
      </text:list>
      <text:p text:style-name="P55"/>
      <text:p text:style-name="P47">Propósito</text:p>
      <text:p text:style-name="P44">Mediante este documento se buscan especificar las actividades que se van a desarrollar durante la iteración en curso.</text:p>
      <text:p text:style-name="P44">Este documento será utilizado por el grupo de desarrollo para guiarse a través de la iteración antes mencionada.</text:p>
      <text:p text:style-name="P53"/>
      <text:p text:style-name="P53">Planificación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17">Nombre de la tarea</text:p>
          </table:table-cell>
          <table:table-cell table:style-name="Tabla1.A1" office:value-type="string">
            <text:p text:style-name="P19">Fecha de </text:p>
            <text:p text:style-name="P16"><text:span text:style-name="T34">i</text:span>nicio </text:p>
          </table:table-cell>
          <table:table-cell table:style-name="Tabla1.A1" office:value-type="string">
            <text:p text:style-name="P18">Fecha de <text:span text:style-name="T37">finalización</text:span></text:p>
          </table:table-cell>
          <table:table-cell table:style-name="Tabla1.A1" office:value-type="string">
            <text:p text:style-name="P20">Fecha de <text:span text:style-name="T38">fin de iteración</text:span></text:p>
          </table:table-cell>
          <table:table-cell table:style-name="Tabla1.E1" office:value-type="string">
            <text:p text:style-name="P21">Responsable(s)</text:p>
          </table:table-cell>
        </table:table-row>
        <table:table-row table:style-name="Tabla1.2">
          <table:table-cell table:style-name="Tabla1.A2" office:value-type="string">
            <text:p text:style-name="P28">Revisar y actualizar la estimación de riesgos, <text:span text:style-name="T51">y su seguimiento</text:span></text:p>
          </table:table-cell>
          <table:table-cell table:style-name="Tabla1.B4" office:value-type="string">
            <text:p text:style-name="P11"><text:span text:style-name="T50">21</text:span>/03/2020</text:p>
          </table:table-cell>
          <table:table-cell table:style-name="Tabla1.C4" office:value-type="string">
            <text:p text:style-name="P76">22/03/2020</text:p>
          </table:table-cell>
          <table:table-cell table:style-name="Tabla1.D4" office:value-type="string">
            <text:p text:style-name="P32">25/03/2020</text:p>
          </table:table-cell>
          <table:table-cell table:style-name="Tabla1.E4" office:value-type="string">
            <text:p text:style-name="P35">Cinthia Lima</text:p>
          </table:table-cell>
        </table:table-row>
        <table:table-row table:style-name="Tabla1.2">
          <table:table-cell table:style-name="Tabla1.A2" office:value-type="string">
            <text:p text:style-name="P30">Realizar una nueva estimación para el proyecto</text:p>
          </table:table-cell>
          <table:table-cell table:style-name="Tabla1.B4" office:value-type="string">
            <text:p text:style-name="P12"><text:span text:style-name="T50">21</text:span>/03/2020</text:p>
          </table:table-cell>
          <table:table-cell table:style-name="Tabla1.C4" office:value-type="string">
            <text:p text:style-name="P76">21/03/2020</text:p>
          </table:table-cell>
          <table:table-cell table:style-name="Tabla1.D4" office:value-type="string">
            <text:p text:style-name="P37">25/03/2020</text:p>
          </table:table-cell>
          <table:table-cell table:style-name="Tabla1.E4" office:value-type="string">
            <text:p text:style-name="P37">Cinthia Lima</text:p>
          </table:table-cell>
        </table:table-row>
        <table:table-row table:style-name="Tabla1.2">
          <table:table-cell table:style-name="Tabla1.A2" office:value-type="string">
            <text:p text:style-name="P29">Comenzar con la implementación del CU02 (Rellenar y enviar un <text:soft-page-break/>formulario) en la aplicación móvil, <text:span text:style-name="T48">en conjunto con la recuperación de campos de la base de datos</text:span></text:p>
          </table:table-cell>
          <table:table-cell table:style-name="Tabla1.B4" office:value-type="string">
            <text:p text:style-name="P15">21/03/2020</text:p>
          </table:table-cell>
          <table:table-cell table:style-name="Tabla1.C4" office:value-type="string">
            <text:p text:style-name="P10">?</text:p>
          </table:table-cell>
          <table:table-cell table:style-name="Tabla1.D4" office:value-type="string">
            <text:p text:style-name="P36">25/03/2020</text:p>
          </table:table-cell>
          <table:table-cell table:style-name="Tabla1.E4" office:value-type="string">
            <text:p text:style-name="P36">Ariel Machini y Cinthia Lima</text:p>
          </table:table-cell>
        </table:table-row>
        <table:table-row table:style-name="Tabla1.2">
          <table:table-cell table:style-name="Tabla1.A2" office:value-type="string">
            <text:p text:style-name="P27"><text:span text:style-name="T47">Modificar</text:span> el esquema de base de datos para que se adapte a los nuevos requerimientos <text:span text:style-name="T47">del cliente </text:span>(las respuestas a formularios deben ser almacenadas <text:span text:style-name="T47">y su información debe guardarse en </text:span>forma<text:span text:style-name="T47">to</text:span> CSV)</text:p>
          </table:table-cell>
          <table:table-cell table:style-name="Tabla1.B5" office:value-type="string">
            <text:p text:style-name="P13">20/03/2020</text:p>
          </table:table-cell>
          <table:table-cell table:style-name="Tabla1.C5" office:value-type="string">
            <text:p text:style-name="P14">20/03/2020</text:p>
          </table:table-cell>
          <table:table-cell table:style-name="Tabla1.D5" office:value-type="string">
            <text:p text:style-name="P32">25/03/2020</text:p>
          </table:table-cell>
          <table:table-cell table:style-name="Tabla1.E5" office:value-type="string">
            <text:p text:style-name="P34">Ariel Machini</text:p>
          </table:table-cell>
        </table:table-row>
        <table:table-row table:style-name="Tabla1.2">
          <table:table-cell table:style-name="Tabla1.A2" office:value-type="string">
            <text:p text:style-name="P26">Evaluación del plan de iteración</text:p>
          </table:table-cell>
          <table:table-cell table:style-name="Tabla1.B6" office:value-type="string">
            <text:p text:style-name="P11">?</text:p>
          </table:table-cell>
          <table:table-cell table:style-name="Tabla1.C6" office:value-type="string">
            <text:p text:style-name="P10">?</text:p>
          </table:table-cell>
          <table:table-cell table:style-name="Tabla1.D6" office:value-type="string">
            <text:p text:style-name="P31">25/03/2020</text:p>
          </table:table-cell>
          <table:table-cell table:style-name="Tabla1.E6" office:value-type="string">
            <text:p text:style-name="P33">Ariel Machini y Cinthia Lima</text:p>
          </table:table-cell>
        </table:table-row>
        <table:table-row table:style-name="Tabla1.2">
          <table:table-cell table:style-name="Tabla1.A7" table:number-columns-spanned="5" office:value-type="string">
            <text:p text:style-name="P22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table:number-columns-spanned="5" office:value-type="string">
            <text:p text:style-name="P23"><text:span text:style-name="T39">1</text:span><text:span text:style-name="T12"> </text:span><text:span text:style-name="T26">El símbolo ‘</text:span><text:span text:style-name="T14">🗎</text:span><text:span text:style-name="T26">’</text:span><text:span text:style-name="T20"> en la columna “Fecha de inicio”</text:span><text:span text:style-name="T14"> significa</text:span><text:span text:style-name="T15">n</text:span><text:span text:style-name="T14"> que el documento o módulo </text:span><text:span text:style-name="T16">al que se hace referencia en nombre de la tarea</text:span><text:span text:style-name="T14"> no fue creado en esta iteración </text:span><text:span text:style-name="T17">y solo esta siendo modificado o actualizado</text:span><text:span text:style-name="T14">.</text:span></text:p>
            <text:p text:style-name="P24"><text:span text:style-name="T39">2</text:span><text:span text:style-name="T14"> </text:span><text:span text:style-name="T13">El </text:span><text:span text:style-name="T19">símbolo</text:span><text:span text:style-name="T13"> ‘</text:span><text:span text:style-name="T27">⏳</text:span><text:span text:style-name="T13">’ en la columna “Fecha de finalización” significa que la tarea especificad</text:span><text:span text:style-name="T18">a</text:span><text:span text:style-name="T13"> no fue finalizada </text:span><text:span text:style-name="T24">por falta de tiempo</text:span><text:span text:style-name="T13">.</text:span></text:p>
            <text:p text:style-name="P25"><text:span text:style-name="T40">3</text:span><text:span text:style-name="T25"> </text:span><text:span text:style-name="T13">El </text:span><text:span text:style-name="T19">símbolo</text:span><text:span text:style-name="T13"> ‘</text:span><text:span text:style-name="T21">⭲</text:span><text:span text:style-name="T13">’ en la columna “Fecha de </text:span><text:span text:style-name="T18">inicio</text:span><text:span text:style-name="T13">” significa que la tarea especificad</text:span><text:span text:style-name="T18">a</text:span><text:span text:style-name="T13"> </text:span><text:span text:style-name="T22">no puedo se</text:span><text:span text:style-name="T23">r iniciada</text:span><text:span text:style-name="T13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5"/>
      <text:p text:style-name="P48">Re<text:span text:style-name="T8">cursos</text:span></text:p>
      <text:p text:style-name="P69">Humanos:</text:p>
      <text:list xml:id="list521486594" text:style-name="L2">
        <text:list-item>
          <text:p text:style-name="P77"><text:span text:style-name="T36">Dos</text:span> analistas:</text:p>
          <text:list>
            <text:list-item>
              <text:p text:style-name="P78">Lima, Cinthia.</text:p>
            </text:list-item>
            <text:list-item>
              <text:p text:style-name="P78">Machini, Ariel.</text:p>
            </text:list-item>
          </text:list>
        </text:list-item>
      </text:list>
      <text:p text:style-name="P66"/>
      <text:p text:style-name="P69">Ha<text:span text:style-name="T9">r</text:span>dware:</text:p>
      <text:list xml:id="list1272258537" text:style-name="L3">
        <text:list-item>
          <text:p text:style-name="P73">Notebook Lenovo Legion Y720.</text:p>
        </text:list-item>
        <text:list-item>
          <text:p text:style-name="P73">Notebook Banghó MAX G01.</text:p>
        </text:list-item>
      </text:list>
      <text:p text:style-name="P9"/>
      <text:p text:style-name="P8"><text:span text:style-name="T11">M</text:span><text:span text:style-name="T10">isceláneo:</text:span></text:p>
      <text:list xml:id="list3886419307" text:style-name="L4">
        <text:list-item>
          <text:p text:style-name="P74"><text:span text:style-name="T34">Acceso a </text:span>Internet.</text:p>
        </text:list-item>
        <text:list-item>
          <text:p text:style-name="P75">Repositorio <text:span text:style-name="T34">(</text:span>en GitHub<text:span text:style-name="T34">)</text:span>.</text:p>
        </text:list-item>
      </text:list>
      <text:p text:style-name="P67"/>
      <text:p text:style-name="P52">Objetivos alcanzados</text:p>
      <text:p text:style-name="P56">De las <text:span text:style-name="T49">N (0) </text:span>tareas definidas se pudieron ejecutar y termina<text:span text:style-name="T41">r M (0) </text:span>con éxito:</text:p>
      <text:list xml:id="list243536574" text:style-name="L5">
        <text:list-item>
          <text:p text:style-name="P72"><text:soft-page-break/>A definir.</text:p>
        </text:list-item>
      </text:list>
      <text:p text:style-name="P58"/>
      <text:p text:style-name="P50">Conclusión</text:p>
      <text:p text:style-name="P59">A definir.</text:p>
      <text:p text:style-name="P57"/>
      <text:p text:style-name="P51">Estado del repositorio</text:p>
      <text:p text:style-name="P70"><text:span text:style-name="T6">Versión </text:span><text:span text:style-name="T29">inicial</text:span><text:span text:style-name="T6"> – </text:span><text:span text:style-name="T29">final</text:span><text:span text:style-name="T6">:</text:span> <text:span text:style-name="T45">253</text:span> –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1.926cm" style:rel-column-width="1092*"/>
    </style:style>
    <style:style style:name="Table2.B" style:family="table-column">
      <style:table-column-properties style:column-width="16.076cm" style:rel-column-width="911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8.002cm" style:rel-width="100%" table:align="left"/>
    </style:style>
    <style:style style:name="Table3.A" style:family="table-column">
      <style:table-column-properties style:column-width="1.926cm" style:rel-column-width="1092*"/>
    </style:style>
    <style:style style:name="Table3.B" style:family="table-column">
      <style:table-column-properties style:column-width="16.076cm" style:rel-column-width="9114*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17211d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5</text:page-number><text:s/>DE <text:page-count>5</text:page-count></text:p>
      </style:header>
      <style:header-first>
        <text:p text:style-name="MP2"><text:span text:style-name="MT1">PLAN DE ITERACIÓN — </text:span>PÁGINA <text:page-number text:select-page="current">1</text:page-number><text:s/>DE <text:page-count>5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6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Ariel Machini; 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<text:span text:style-name="MT3">Ariel Machini; </text:span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0-04-24T20:17:00</meta:creation-date>
    <dc:date>2020-03-22T15:11:00.964423995</dc:date>
    <meta:editing-duration>P1DT16H41M51S</meta:editing-duration>
    <meta:editing-cycles>417</meta:editing-cycles>
    <meta:generator>LibreOffice/6.0.7.3$Linux_X86_64 LibreOffice_project/00m0$Build-3</meta:generator>
    <dc:title>Plan de Iteración</dc:title>
    <dc:subject>Horizon</dc:subject>
    <meta:document-statistic meta:table-count="3" meta:image-count="3" meta:object-count="0" meta:page-count="5" meta:paragraph-count="87" meta:word-count="476" meta:character-count="2917" meta:non-whitespace-character-count="2530"/>
  </office:meta>
</office:document-meta>
</file>